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2.24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626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ematika_20_v_20_informatike">
      <style:table-properties table:display="true" style:writing-mode="lr-tb"/>
    </style:style>
    <style:style style:name="ta2" style:family="table" style:master-page-name="PageStyle_5f_Dôležité_20_pozorovani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matika v informatik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Oblasti informatiky: akú matematiku využívajú?</text:p>
          </table:table-cell>
          <table:table-cell table:style-name="ce7" office:value-type="string" calcext:value-type="string" table:number-columns-spanned="8" table:number-rows-spanned="1">
            <text:p>Oblasti matematiky</text:p>
          </table:table-cell>
          <table:covered-table-cell table:number-columns-repeated="6" table:style-name="ce15"/>
          <table:covered-table-cell table:style-name="ce18"/>
          <table:table-cell table:style-name="ce19" office:value-type="string" calcext:value-type="string">
            <text:p>Ukážka literatúry z danej oblasti</text:p>
          </table:table-cell>
          <table:table-cell table:style-name="ce19" office:value-type="string" calcext:value-type="string">
            <text:p>Ukážka diplomovky na súvisiacu tému</text:p>
          </table:table-cell>
          <table:table-cell table:number-columns-repeated="1013"/>
        </table:table-row>
        <table:table-row table:style-name="ro1">
          <table:table-cell table:style-name="ce2" table:number-columns-spanned="1" table:number-rows-spanned="2"/>
          <table:table-cell table:style-name="ce8" office:value-type="string" calcext:value-type="string">
            <text:p>Matematická analýza</text:p>
          </table:table-cell>
          <table:table-cell table:style-name="ce8" office:value-type="string" calcext:value-type="string">
            <text:p>Lineárna algebra</text:p>
          </table:table-cell>
          <table:table-cell table:style-name="ce8" office:value-type="string" calcext:value-type="string">
            <text:p>Abstraktná algebra</text:p>
          </table:table-cell>
          <table:table-cell table:style-name="ce8" office:value-type="string" calcext:value-type="string">
            <text:p>Logika</text:p>
          </table:table-cell>
          <table:table-cell table:style-name="ce8" office:value-type="string" calcext:value-type="string">
            <text:p>Kombinatorika</text:p>
          </table:table-cell>
          <table:table-cell table:style-name="ce8" office:value-type="string" calcext:value-type="string">
            <text:p>Teória grafov</text:p>
          </table:table-cell>
          <table:table-cell table:style-name="ce8" office:value-type="string" calcext:value-type="string">
            <text:p>Štatistika</text:p>
          </table:table-cell>
          <table:table-cell table:style-name="ce8" office:value-type="string" calcext:value-type="string">
            <text:p>Teória čísel</text:p>
          </table:table-cell>
          <table:table-cell table:style-name="ce2" table:number-columns-spanned="1" table:number-rows-spanned="2"/>
          <table:table-cell table:style-name="ce21" table:number-columns-spanned="1" table:number-rows-spanned="2"/>
          <table:table-cell table:number-columns-repeated="1013"/>
        </table:table-row>
        <table:table-row table:style-name="ro1">
          <table:covered-table-cell table:style-name="ce3"/>
          <table:table-cell table:style-name="ce9" office:value-type="string" calcext:value-type="string">
            <text:p>rýchlosť rastu a extrémy reálnych funkcií</text:p>
          </table:table-cell>
          <table:table-cell table:style-name="ce9" office:value-type="string" calcext:value-type="string">
            <text:p>sústavy rovníc, vektory, matice</text:p>
          </table:table-cell>
          <table:table-cell table:style-name="ce16" office:value-type="string" calcext:value-type="string">
            <text:p>usporiadané štruktúry, polynómy, polia, grupy</text:p>
          </table:table-cell>
          <table:table-cell table:style-name="ce16" office:value-type="string" calcext:value-type="string">
            <text:p>výroky, dôkazy, vyjadrovacia sila jazykov</text:p>
          </table:table-cell>
          <table:table-cell table:style-name="ce16" office:value-type="string" calcext:value-type="string">
            <text:p>veľkosť množín (kombinácie, permutácie), rekurencie</text:p>
          </table:table-cell>
          <table:table-cell table:style-name="ce16" office:value-type="string" calcext:value-type="string">
            <text:p>stromy, siete, prehľadávanie grafov a iné algoritmy</text:p>
          </table:table-cell>
          <table:table-cell table:style-name="ce16" office:value-type="string" calcext:value-type="string">
            <text:p>pravdepodobnosť, štatistika, náhodné procesy</text:p>
          </table:table-cell>
          <table:table-cell table:style-name="ce16" office:value-type="string" calcext:value-type="string">
            <text:p>deliteľnosť, zvyšky, prvočísla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Programovanie (algoritmy, dátové štruktúry)</text:p>
          </table:table-cell>
          <table:table-cell table:style-name="ce10"/>
          <table:table-cell table:style-name="ce11" table:number-columns-repeated="2"/>
          <table:table-cell table:style-name="ce10" table:number-columns-repeated="4"/>
          <table:table-cell table:style-name="ce11"/>
          <table:table-cell table:style-name="ce20" office:value-type="string" calcext:value-type="string">
            <text:p><text:a xlink:href="https://dccg.upc.edu/wp-content/uploads/2020/07/MasterTheorem.pdf" xlink:type="simple">https://dccg.upc.edu/wp-content/uploads/2020/07/MasterTheorem.pdf</text:a></text:p>
          </table:table-cell>
          <table:table-cell table:style-name="ce20" office:value-type="string" calcext:value-type="string">
            <text:p><text:a xlink:href="http://www.dcs.fmph.uniba.sk/diplomovky/obhajene/Detail.php?id=309" xlink:type="simple">http://www.dcs.fmph.uniba.sk/diplomovky/obhajene/Detail.php?id=30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goritmická zložitosť (a pokročilé algoritmy)</text:p>
          </table:table-cell>
          <table:table-cell table:style-name="ce10" table:number-columns-repeated="4"/>
          <table:table-cell table:style-name="ce12" table:number-columns-repeated="2"/>
          <table:table-cell table:style-name="ce10"/>
          <table:table-cell table:style-name="ce11"/>
          <table:table-cell table:style-name="ce20" office:value-type="string" calcext:value-type="string">
            <text:p><text:a xlink:href="https://www.cs.cmu.edu/~15850/notes/cmu850-f20.pdf" xlink:type="simple">https://www.cs.cmu.edu/~15850/notes/cmu850-f20.pdf</text:a></text:p>
          </table:table-cell>
          <table:table-cell table:style-name="ce20" office:value-type="string" calcext:value-type="string">
            <text:p><text:a xlink:href="http://www.dcs.fmph.uniba.sk/diplomovky/obhajene/Detail.php?id=413" xlink:type="simple">http://www.dcs.fmph.uniba.sk/diplomovky/obhajene/Detail.php?id=413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ypočítateľnosť (dôkazy algoritmickej neriešiteľnosti)</text:p>
          </table:table-cell>
          <table:table-cell table:style-name="ce11" table:number-columns-repeated="3"/>
          <table:table-cell table:style-name="ce12"/>
          <table:table-cell table:style-name="ce10" table:number-columns-repeated="3"/>
          <table:table-cell table:style-name="ce11"/>
          <table:table-cell table:style-name="ce20" office:value-type="string" calcext:value-type="string">
            <text:p><text:a xlink:href="https://cglab.ca/~michiel/TheoryOfComputation/TheoryOfComputation.pdf" xlink:type="simple">https://zona.fmph.uniba.sk/fileadmin/fmfi/sluzby/elektronicke_studijne_materialy/ip_uk/Vypoctova_zlozitost.pdf</text:a></text:p>
          </table:table-cell>
          <table:table-cell table:style-name="ce20" office:value-type="string" calcext:value-type="string">
            <text:p><text:a xlink:href="http://www.dcs.fmph.uniba.sk/diplomovky/obhajene/Detail.php?id=122" xlink:type="simple">http://www.dcs.fmph.uniba.sk/diplomovky/obhajene/Detail.php?id=12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atabázy</text:p>
          </table:table-cell>
          <table:table-cell table:style-name="ce11" table:number-columns-repeated="2"/>
          <table:table-cell table:style-name="ce10"/>
          <table:table-cell table:style-name="ce12"/>
          <table:table-cell table:style-name="ce10" table:number-columns-repeated="2"/>
          <table:table-cell table:style-name="ce11" table:number-columns-repeated="2"/>
          <table:table-cell table:style-name="ce20" office:value-type="string" calcext:value-type="string">
            <text:p><text:a xlink:href="http://webdam.inria.fr/Alice/pdfs/all.pdf" xlink:type="simple">http://webdam.inria.fr/Alice/pdfs/all.pdf</text:a></text:p>
          </table:table-cell>
          <table:table-cell table:style-name="ce20" office:value-type="string" calcext:value-type="string">
            <text:p><text:a xlink:href="http://www.dcs.fmph.uniba.sk/diplomovky/obhajene/Detail.php?id=108" xlink:type="simple">http://www.dcs.fmph.uniba.sk/diplomovky/obhajene/Detail.php?id=10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ompilátory</text:p>
          </table:table-cell>
          <table:table-cell table:style-name="ce11"/>
          <table:table-cell table:style-name="ce10" table:number-columns-repeated="3"/>
          <table:table-cell table:style-name="ce11"/>
          <table:table-cell table:style-name="ce10"/>
          <table:table-cell table:style-name="ce11" table:number-columns-repeated="2"/>
          <table:table-cell table:style-name="ce20" office:value-type="string" calcext:value-type="string">
            <text:p><text:a xlink:href="https://www3.nd.edu/~dthain/compilerbook/compilerbook.pdf" xlink:type="simple">https://www3.nd.edu/~dthain/compilerbook/compilerbook.pdf</text:a></text:p>
          </table:table-cell>
          <table:table-cell table:style-name="ce20" office:value-type="string" calcext:value-type="string">
            <text:p><text:a xlink:href="http://www.dcs.fmph.uniba.sk/diplomovky/obhajene/Detail.php?id=396" xlink:type="simple">http://www.dcs.fmph.uniba.sk/diplomovky/obhajene/Detail.php?id=39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čítačová grafika a videnie</text:p>
          </table:table-cell>
          <table:table-cell table:style-name="ce12"/>
          <table:table-cell table:style-name="ce13"/>
          <table:table-cell table:style-name="ce10"/>
          <table:table-cell table:style-name="ce11" table:number-columns-repeated="5"/>
          <table:table-cell table:style-name="ce20" office:value-type="string" calcext:value-type="string">
            <text:p><text:a xlink:href="https://www.cl.cam.ac.uk/teaching/0809/CompVision/CompVisNotes.pdf" xlink:type="simple">https://www.cl.cam.ac.uk/teaching/0809/CompVision/CompVisNotes.pdf</text:a></text:p>
          </table:table-cell>
          <table:table-cell table:style-name="ce20" office:value-type="string" calcext:value-type="string">
            <text:p><text:a xlink:href="http://www.dcs.fmph.uniba.sk/diplomovky/obhajene/Detail.php?id=339" xlink:type="simple">http://www.dcs.fmph.uniba.sk/diplomovky/obhajene/Detail.php?id=33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čítačové siete</text:p>
          </table:table-cell>
          <table:table-cell table:style-name="ce1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ww.cl.cam.ac.uk/teaching/1213/PrincComm/mfcn.pdf" xlink:type="simple">https://www.cl.cam.ac.uk/teaching/1213/PrincComm/mfcn.pdf</text:a></text:p>
          </table:table-cell>
          <table:table-cell table:style-name="ce20" office:value-type="string" calcext:value-type="string">
            <text:p><text:a xlink:href="http://www.dcs.fmph.uniba.sk/diplomovky/obhajene/Detail.php?id=25" xlink:type="simple">http://www.dcs.fmph.uniba.sk/diplomovky/obhajene/Detail.php?id=2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eračné systémy</text:p>
          </table:table-cell>
          <table:table-cell table:style-name="ce11" table:number-columns-repeated="3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20" office:value-type="string" calcext:value-type="string">
            <text:p><text:a xlink:href="http://www.dcs.fmph.uniba.sk/osps/materialy/OS.pdf" xlink:type="simple">http://www.dcs.fmph.uniba.sk/osps/materialy/OS.pdf</text:a></text:p>
          </table:table-cell>
          <table:table-cell table:style-name="ce20" office:value-type="string" calcext:value-type="string">
            <text:p><text:a xlink:href="http://www.dcs.fmph.uniba.sk/diplomovky/obhajene/Detail.php?id=235" xlink:type="simple">http://www.dcs.fmph.uniba.sk/diplomovky/obhajene/Detail.php?id=23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ódovanie dát, detekcia chýb, kompresia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20" office:value-type="string" calcext:value-type="string">
            <text:p><text:a xlink:href="http://www.dcs.fmph.uniba.sk/texty/codebook.pdf" xlink:type="simple">http://www.dcs.fmph.uniba.sk/texty/codebook.pdf</text:a></text:p>
          </table:table-cell>
          <table:table-cell table:style-name="ce20" office:value-type="string" calcext:value-type="string">
            <text:p><text:a xlink:href="http://www.dcs.fmph.uniba.sk/diplomovky/obhajene/Detail.php?id=5" xlink:type="simple">http://www.dcs.fmph.uniba.sk/diplomovky/obhajene/Detail.php?id=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ryptológia a bezpečnosť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style-name="ce10"/>
          <table:table-cell table:style-name="ce13"/>
          <table:table-cell table:style-name="ce20" office:value-type="string" calcext:value-type="string">
            <text:p><text:a xlink:href="https://fmfi-uk.hq.sk/Informatika/Kryptologia/prednasky/krypto.pdf" xlink:type="simple">https://fmfi-uk.hq.sk/Informatika/Kryptologia/prednasky/krypto.pdf</text:a></text:p>
          </table:table-cell>
          <table:table-cell table:style-name="ce20" office:value-type="string" calcext:value-type="string">
            <text:p><text:a xlink:href="http://www.dcs.fmph.uniba.sk/diplomovky/obhajene/Detail.php?id=325" xlink:type="simple">http://www.dcs.fmph.uniba.sk/diplomovky/obhajene/Detail.php?id=32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ória informácie</text:p>
          </table:table-cell>
          <table:table-cell table:style-name="ce1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3"/>
          <table:table-cell table:style-name="ce11"/>
          <table:table-cell table:style-name="ce20" office:value-type="string" calcext:value-type="string">
            <text:p><text:a xlink:href="https://web.stanford.edu/~montanar/RESEARCH/BOOK/partA.pdf" xlink:type="simple">https://web.stanford.edu/~montanar/RESEARCH/BOOK/partA.pdf</text:a></text:p>
          </table:table-cell>
          <table:table-cell table:style-name="ce20" office:value-type="string" calcext:value-type="string">
            <text:p><text:a xlink:href="http://www.dcs.fmph.uniba.sk/diplomovky/obhajene/Detail.php?id=376" xlink:type="simple">http://www.dcs.fmph.uniba.sk/diplomovky/obhajene/Detail.php?id=37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timalizácia (lin. programovanie, numer. metódy)</text:p>
          </table:table-cell>
          <table:table-cell table:style-name="ce13" table:number-columns-repeated="2"/>
          <table:table-cell table:style-name="ce11"/>
          <table:table-cell table:style-name="ce10" table:number-columns-repeated="4"/>
          <table:table-cell table:style-name="ce11"/>
          <table:table-cell table:style-name="ce20" office:value-type="string" calcext:value-type="string">
            <text:p><text:a xlink:href="https://people.orie.cornell.edu/huseyin/lp_book.pdf" xlink:type="simple">https://people.orie.cornell.edu/huseyin/lp_book.pdf</text:a></text:p>
          </table:table-cell>
          <table:table-cell table:style-name="ce20" office:value-type="string" calcext:value-type="string">
            <text:p><text:a xlink:href="http://www.dcs.fmph.uniba.sk/diplomovky/obhajene/Detail.php?id=352" xlink:type="simple">http://www.dcs.fmph.uniba.sk/diplomovky/obhajene/Detail.php?id=35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iskrétna matematika</text:p>
          </table:table-cell>
          <table:table-cell table:style-name="ce11"/>
          <table:table-cell table:style-name="ce10"/>
          <table:table-cell table:style-name="ce12"/>
          <table:table-cell table:style-name="ce10"/>
          <table:table-cell table:style-name="ce13" table:number-columns-repeated="2"/>
          <table:table-cell table:style-name="ce10"/>
          <table:table-cell table:style-name="ce11"/>
          <table:table-cell table:style-name="ce20" office:value-type="string" calcext:value-type="string">
            <text:p><text:a xlink:href="https://arxiv.org/pdf/0805.0585.pdf" xlink:type="simple">https://arxiv.org/pdf/0805.0585.pdf</text:a></text:p>
          </table:table-cell>
          <table:table-cell table:style-name="ce20" office:value-type="string" calcext:value-type="string">
            <text:p><text:a xlink:href="http://www.dcs.fmph.uniba.sk/diplomovky/obhajene/Detail.php?id=347" xlink:type="simple">http://www.dcs.fmph.uniba.sk/diplomovky/obhajene/Detail.php?id=347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rmálne jazyky a automaty</text:p>
          </table:table-cell>
          <table:table-cell table:style-name="ce11" table:number-columns-repeated="2"/>
          <table:table-cell table:style-name="ce12" table:number-columns-repeated="2"/>
          <table:table-cell table:style-name="ce10" table:number-columns-repeated="2"/>
          <table:table-cell table:style-name="ce11" table:number-columns-repeated="2"/>
          <table:table-cell table:style-name="ce20" office:value-type="string" calcext:value-type="string">
            <text:p><text:a xlink:href="https://www.irif.fr/~jep/PDF/MPRI/MPRI.pdf" xlink:type="simple">https://www.irif.fr/~jep/PDF/MPRI/MPRI.pdf</text:a></text:p>
          </table:table-cell>
          <table:table-cell table:style-name="ce20" office:value-type="string" calcext:value-type="string">
            <text:p><text:a xlink:href="http://www.dcs.fmph.uniba.sk/diplomovky/obhajene/Detail.php?id=194" xlink:type="simple">http://www.dcs.fmph.uniba.sk/diplomovky/obhajene/Detail.php?id=194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rmálna sémantika (dôkazy správnosti programov)</text:p>
          </table:table-cell>
          <table:table-cell table:style-name="ce11"/>
          <table:table-cell table:style-name="ce10"/>
          <table:table-cell table:style-name="ce13" table:number-columns-repeated="2"/>
          <table:table-cell table:style-name="ce10"/>
          <table:table-cell table:style-name="ce11" table:number-columns-repeated="3"/>
          <table:table-cell table:style-name="ce20" office:value-type="string" calcext:value-type="string">
            <text:p><text:a xlink:href="https://www.cs.ru.nl/~herman/onderwijs/semantics2019/wiley.pdf" xlink:type="simple">https://www.cs.ru.nl/~herman/onderwijs/semantics2019/wiley.pdf</text:a></text:p>
          </table:table-cell>
          <table:table-cell table:style-name="ce20" office:value-type="string" calcext:value-type="string">
            <text:p><text:a xlink:href="http://www.dcs.fmph.uniba.sk/diplomovky/obhajene/Detail.php?id=179" xlink:type="simple">http://www.dcs.fmph.uniba.sk/diplomovky/obhajene/Detail.php?id=17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utomatizované logické usudzovanie</text:p>
          </table:table-cell>
          <table:table-cell table:style-name="ce11" table:number-columns-repeated="2"/>
          <table:table-cell table:style-name="ce10"/>
          <table:table-cell table:style-name="ce13"/>
          <table:table-cell table:style-name="ce11"/>
          <table:table-cell table:style-name="ce10" table:number-columns-repeated="2"/>
          <table:table-cell table:style-name="ce11"/>
          <table:table-cell table:style-name="ce20" office:value-type="string" calcext:value-type="string">
            <text:p><text:a xlink:href="https://rg1-teaching.mpi-inf.mpg.de/autrea-ss12/script/script.pdf" xlink:type="simple">https://rg1-teaching.mpi-inf.mpg.de/autrea-ss12/script/script.pdf</text:a></text:p>
          </table:table-cell>
          <table:table-cell table:style-name="ce20" office:value-type="string" calcext:value-type="string">
            <text:p><text:a xlink:href="http://www.dcs.fmph.uniba.sk/diplomovky/obhajene/Detail.php?id=128" xlink:type="simple">http://www.dcs.fmph.uniba.sk/diplomovky/obhajene/Detail.php?id=12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ýpočtová lingvistika</text:p>
          </table:table-cell>
          <table:table-cell table:style-name="ce12" table:number-columns-repeated="2"/>
          <table:table-cell table:style-name="ce11"/>
          <table:table-cell table:style-name="ce1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eb.stanford.edu/~jurafsky/slp3/" xlink:type="simple">https://web.stanford.edu/~jurafsky/slp3/</text:a></text:p>
          </table:table-cell>
          <table:table-cell table:style-name="ce20" office:value-type="string" calcext:value-type="string">
            <text:p><text:a xlink:href="http://www.dcs.fmph.uniba.sk/diplomovky/obhajene/Detail.php?id=322" xlink:type="simple">http://www.dcs.fmph.uniba.sk/diplomovky/obhajene/Detail.php?id=32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ioinformatika</text:p>
          </table:table-cell>
          <table:table-cell table:style-name="ce10"/>
          <table:table-cell table:style-name="ce12"/>
          <table:table-cell table:style-name="ce11" table:number-columns-repeated="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ww.d.umn.edu/~mhampton/Bioinformatics/" xlink:type="simple">https://www.d.umn.edu/~mhampton/Bioinformatics/</text:a></text:p>
          </table:table-cell>
          <table:table-cell table:style-name="ce20" office:value-type="string" calcext:value-type="string">
            <text:p><text:a xlink:href="http://www.dcs.fmph.uniba.sk/diplomovky/obhajene/Detail.php?id=436" xlink:type="simple">http://www.dcs.fmph.uniba.sk/diplomovky/obhajene/Detail.php?id=43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átová veda</text:p>
          </table:table-cell>
          <table:table-cell table:style-name="ce12"/>
          <table:table-cell table:style-name="ce13"/>
          <table:table-cell table:style-name="ce11" table:number-columns-repeated="3"/>
          <table:table-cell table:style-name="ce10"/>
          <table:table-cell table:style-name="ce13"/>
          <table:table-cell table:style-name="ce11"/>
          <table:table-cell table:style-name="ce20" office:value-type="string" calcext:value-type="string">
            <text:p><text:a xlink:href="https://mathematical-tours.github.io/book-sources/FundationsDataScience.pdf" xlink:type="simple">https://mathematical-tours.github.io/book-sources/FundationsDataScience.pdf</text:a></text:p>
          </table:table-cell>
          <table:table-cell table:style-name="ce20" office:value-type="string" calcext:value-type="string">
            <text:p><text:a xlink:href="http://www.dcs.fmph.uniba.sk/diplomovky/obhajene/Detail.php?id=448" xlink:type="simple">http://www.dcs.fmph.uniba.sk/diplomovky/obhajene/Detail.php?id=44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trojové učenie a neurónové siete</text:p>
          </table:table-cell>
          <table:table-cell table:style-name="ce12"/>
          <table:table-cell table:style-name="ce13"/>
          <table:table-cell table:style-name="ce11" table:number-columns-repeated="3"/>
          <table:table-cell table:style-name="ce10"/>
          <table:table-cell table:style-name="ce12"/>
          <table:table-cell table:style-name="ce11"/>
          <table:table-cell table:style-name="ce20" office:value-type="string" calcext:value-type="string">
            <text:p><text:a xlink:href="https://mml-book.github.io/book/mml-book.pdf" xlink:type="simple">https://mml-book.github.io/book/mml-book.pdf</text:a></text:p>
          </table:table-cell>
          <table:table-cell table:style-name="ce20" office:value-type="string" calcext:value-type="string">
            <text:p><text:a xlink:href="http://www.dcs.fmph.uniba.sk/diplomovky/obhajene/Detail.php?id=9" xlink:type="simple">http://www.dcs.fmph.uniba.sk/diplomovky/obhajene/Detail.php?id=9</text:a></text:p>
          </table:table-cell>
          <table:table-cell table:number-columns-repeated="1013"/>
        </table:table-row>
        <table:table-row-group>
          <table:table-row table:style-name="ro1">
            <table:table-cell table:style-name="ce4" office:value-type="string" calcext:value-type="string">
              <text:p>Softvérové inžinierstvo a architektúra</text:p>
            </table:table-cell>
            <table:table-cell table:style-name="ce11" office:value-type="string" calcext:value-type="string" table:number-columns-spanned="7" table:number-rows-spanned="1">
              <text:p>pojmy a kľúčové idey zo všetkého od programovania cez databázy a operačné systémy až po bezpečnosť </text:p>
            </table:table-cell>
            <table:covered-table-cell table:number-columns-repeated="5" table:style-name="ce15"/>
            <table:covered-table-cell table:style-name="ce18"/>
            <table:table-cell table:style-name="ce11"/>
            <table:table-cell table:style-name="ce20" office:value-type="string" calcext:value-type="string">
              <text:p><text:a xlink:href="https://www.softwarearchitecturebook.com/resources/" xlink:type="simple">https://www.softwarearchitecturebook.com/resources/</text:a></text:p>
            </table:table-cell>
            <table:table-cell table:style-name="ce20" office:value-type="string" calcext:value-type="string">
              <text:p><text:a xlink:href="http://www.dcs.fmph.uniba.sk/diplomovky/obhajene/Detail.php?id=369" xlink:type="simple">http://www.dcs.fmph.uniba.sk/diplomovky/obhajene/Detail.php?id=369</text:a></text:p>
            </table:table-cell>
            <table:table-cell table:number-columns-repeated="1013"/>
          </table:table-row>
        </table:table-row-group>
        <table:table-row table:style-name="ro1">
          <table:table-cell table:style-name="ce5"/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6"/>
          <table:table-cell table:style-name="ce5" table:number-columns-repeated="2"/>
          <table:table-cell table:style-name="ce17"/>
          <table:table-cell table:style-name="ce5" table:number-columns-repeated="5"/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5" table:number-columns-repeated="8"/>
          <table:table-cell/>
          <table:table-cell table:style-name="ce22"/>
          <table:table-cell table:number-columns-repeated="1013"/>
        </table:table-row>
        <table:table-row table:style-name="ro1" table:number-rows-repeated="5">
          <table:table-cell/>
          <table:table-cell table:style-name="ce5" table:number-columns-repeated="8"/>
          <table:table-cell/>
          <table:table-cell table:style-name="ce23"/>
          <table:table-cell table:number-columns-repeated="1013"/>
        </table:table-row>
        <table:table-row table:style-name="ro1">
          <table:table-cell/>
          <table:table-cell table:style-name="ce5" table:number-columns-repeated="8"/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table:number-columns-repeated="9"/>
          <table:table-cell/>
          <table:table-cell table:style-name="ce23"/>
          <table:table-cell table:number-columns-repeated="1013"/>
        </table:table-row>
        <table:table-row table:style-name="ro1" table:number-rows-repeated="963">
          <table:table-cell table:style-name="ce5" table:number-columns-repeated="9"/>
          <table:table-cell table:number-columns-repeated="1015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ôležité pozorovania" table:style-name="ta2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>
            <text:p>Základné veci sú široko aplikovateľné a zväčša nutné pre úplné pochopenie pokročilejších vecí, preto sú povinné. Neraz ide o kľúčové pojmy (napr. graf, vektor, matica, rast funkcie), pomocou ktorých sa popisuje všetko ostatné (napr. dátové štruktúry) a nedá sa bez nich pohnúť ani v praxi, ani v teoretickom štúdiu. Niektoré oblasti matematiky (teória čísel, geometria) sú podstatné len pre málo oblastí informatiky. Preto nie sú medzi povinnými predmetmi a potrebné časti sú súčasťou špecifických predmetov (napr. Kryptológia) alebo zaradené ako nepovinné v špecializačných blokoch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eci, ktoré sa naučíte na začiatku štúdia, a následne niekoľkokrát aplikujete a zopakujete neskôr, vám v pamäti uviaznu na celý život. Bude ľahké z nich čerpať aj o 10-20 rokov neskôr (napr. keď budete potrebovať doštudovať niečo v oblasti, v ktorej sa veľmi nevyznáte). Na rozdiel od konkrétnych technológií matematika nezastaráva. Časti matematiky relevantné pre informatiku v dobách jej vzniku sú relevantné aj teraz, mnohé dokonca ešte oveľa viac (napr. lineárna algebra a pravdepodobnosť)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k máte záujem o "moderné" veci ako umelá inteligencia, dátová veda či počítačové videnie, myslite na to, že sú z drvivej väčšiny založené na matematike, neraz presahujúcej povinný základ 1.-2. ročníka. Zvážte preto, aké dodatočné matematické predmety potrebujete absolvovať, a zapíšte si niektoré z nich už počas bakalárskeho štúdia. Napríklad predmet Neurónové siete je vhodné si zapísať až po absolvovaní Matematickej analýzy 3 (funkcie viacerých premenných) a dvoch pokračovaní lineárnej algebry, príp. aj pravdepodobnosti a štatistiky. Potrebné vzorce si tak budete vediet odvodiť sami, metódy vám prídu viac prirodzené, budete mať kontext, do ktorého si ich zasadíte, a všetko si jednak lepšie zapamätáte, jednak viac užijete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MFI poskytuje možnosť dostať sa v mnohých oblastiach M, F, I celkom ďaleko (absolventi INF z FMFI napr. na doktorandskom štúdiu v USA neraz mali oprávnený pocit, že polovicu preberaných vecí už vedia). Na povinné predmety nadväzuje množstvo ďalších výberových, treba sa pozrieť aj do plánov iných študijných odborov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Vysoká škola je unikátnou kombináciou veľkej voľnosti, málo zodpovednosti (za iných ľudí a každodenné drobnosti), a veľkej kapacity rýchlo sa učiť (v ďalších životných obdobiach niečo z tohto akosi vždy chýba). Využite túto príležitosť. Nebojte sa vyskúšať náročné veci. Štúdium ťažkého predmetu v skupinke spolužiakov je neraz prekvapivo príjemné či dokonca zábavné. Nepovinné predmety vo vyšších ročníkoch majú zvyčajne benevolentnejšie hodnotenie a individuálnejší prístup; zriedka sa stáva, že by ste nespravili skúšku len pre technické detaily, ako sa vám to môže stať v prvých ročníkoch (kde majú predmety masovú účasť a musia byť vopred stanovené striktné pravidlá)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Oblasti matematiky sú medzi sebou prepojené. Nezanedbateľná časť pokroku ľudstva spočíva v kombinácii ideí z rôznych oblastí. Je preto vhodné vysokú školu využiť na pozbieranie veľkého množstva rôznorodých hodnotných ideí. Napr. idey z pravdepodobnosti a štatistiky sa využívajú kdekade: možno tak robiť dôkazy v kombinatorike či teórii grafov, vytvárať efektívne randomizované algoritmy, skúmať časové rady či iné sady dát, redukovať dimenziu dát pri vizualizácii atď. Ľudia, ktorí majú znalosti z viacerých oblastí, sú na pracovnom trhu vysoko žiadaní, napr. kombinácia štatistika + informatika + medicína/biológia je vzácna. Pri zápise predmetov (najmä vo vyšších ročníkoch) zvážte, či si nerozšíriť obzory aj mimo študijný program a či nerobiť záverečnú prácu mimo FMFI.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ematika_20_v_20_informatike" style:display-name="PageStyle_Matematika v informat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ôležité_20_pozorovania" style:display-name="PageStyle_Dôležité pozorova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0" meta:object-count="0"/>
    <meta:generator>LibreOfficeDev/6.0.5.2$Linux_X86_64 LibreOffice_project/</meta:generator>
  </office:meta>
</office:document-meta>
</file>